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5.750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01" table:style-name="ta1">
        <table:shapes>
          <draw:frame draw:z-index="0" draw:style-name="gr1" draw:text-style-name="P1" svg:width="19.7016in" svg:height="3.5449in" svg:x="0.378in" svg:y="6.9646in">
            <draw:object draw:notify-on-update-of-ranges="test_01.A1:test_01.A1 test_01.A2:test_01.A37 test_01.D1:test_01.D1 test_01.D2:test_01.D37 test_01.B2:test_01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vice_name</text:p>
          </table:table-cell>
          <table:table-cell office:value-type="string" calcext:value-type="string">
            <text:p>status_code</text:p>
          </table:table-cell>
          <table:table-cell office:value-type="string" calcext:value-type="string">
            <text:p>doc_url</text:p>
          </table:table-cell>
          <table:table-cell office:value-type="string" calcext:value-type="string">
            <text:p>process_time</text:p>
          </table:table-cell>
        </table:table-row>
        <table:table-row table:style-name="ro1">
          <table:table-cell office:value-type="string" calcext:value-type="string">
            <text:p>h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7bc3a174765325d0f083885f381157e730475c7_assembly_docs/</text:p>
          </table:table-cell>
          <table:table-cell office:value-type="float" office:value="270.988400816999" calcext:value-type="float">
            <text:p>270.988400816999</text:p>
          </table:table-cell>
        </table:table-row>
        <table:table-row table:style-name="ro1">
          <table:table-cell office:value-type="string" calcext:value-type="string">
            <text:p>hAP_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e1c0e94d1dd367c2502df15ab76dc397b1eec10_assembly_docs/</text:p>
          </table:table-cell>
          <table:table-cell office:value-type="float" office:value="277.674451634" calcext:value-type="float">
            <text:p>277.674451634</text:p>
          </table:table-cell>
        </table:table-row>
        <table:table-row table:style-name="ro1">
          <table:table-cell office:value-type="string" calcext:value-type="string">
            <text:p>hAP_ac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3c14f84306cc6ed3ca299194846b3e8132b12baa_assembly_docs/</text:p>
          </table:table-cell>
          <table:table-cell office:value-type="float" office:value="278.781714453" calcext:value-type="float">
            <text:p>278.781714453</text:p>
          </table:table-cell>
        </table:table-row>
        <table:table-row table:style-name="ro1">
          <table:table-cell office:value-type="string" calcext:value-type="string">
            <text:p>hAP_li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6.870228702999" calcext:value-type="float">
            <text:p>126.870228702999</text:p>
          </table:table-cell>
        </table:table-row>
        <table:table-row table:style-name="ro1">
          <table:table-cell office:value-type="string" calcext:value-type="string">
            <text:p>RB951Ui-2Hn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491b64116b62733d5d67c2aebda23cadc011745_assembly_docs/</text:p>
          </table:table-cell>
          <table:table-cell office:value-type="float" office:value="289.770537050001" calcext:value-type="float">
            <text:p>289.770537050001</text:p>
          </table:table-cell>
        </table:table-row>
        <table:table-row table:style-name="ro1">
          <table:table-cell office:value-type="string" calcext:value-type="string">
            <text:p>UniFi_Expr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ea6f8ca5eb59219afd20d081771f0255ae2160d8_assembly_docs/</text:p>
          </table:table-cell>
          <table:table-cell office:value-type="float" office:value="315.006146869" calcext:value-type="float">
            <text:p>315.006146869</text:p>
          </table:table-cell>
        </table:table-row>
        <table:table-row table:style-name="ro1">
          <table:table-cell office:value-type="string" calcext:value-type="string">
            <text:p>Beryl_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5d963d7ca50361d1777f91261b1502070ea20c54_assembly_docs/</text:p>
          </table:table-cell>
          <table:table-cell office:value-type="float" office:value="291.890230385001" calcext:value-type="float">
            <text:p>291.890230385001</text:p>
          </table:table-cell>
        </table:table-row>
        <table:table-row table:style-name="ro1">
          <table:table-cell office:value-type="string" calcext:value-type="string">
            <text:p>Bery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66d3f1297082912b66c67f08439c97349241d86c_assembly_docs/</text:p>
          </table:table-cell>
          <table:table-cell office:value-type="float" office:value="285.506245935001" calcext:value-type="float">
            <text:p>285.506245935001</text:p>
          </table:table-cell>
        </table:table-row>
        <table:table-row table:style-name="ro1">
          <table:table-cell office:value-type="string" calcext:value-type="string">
            <text:p>Slate_Pl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e6632ec5dcdd47f2bf3aa93d1b1bd9ac4428dd19_assembly_docs/</text:p>
          </table:table-cell>
          <table:table-cell office:value-type="float" office:value="295.491329159" calcext:value-type="float">
            <text:p>295.491329159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dac9f609623415cd494f9305bd5db5610b8771c_assembly_docs/</text:p>
          </table:table-cell>
          <table:table-cell office:value-type="float" office:value="280.198877140001" calcext:value-type="float">
            <text:p>280.198877140001</text:p>
          </table:table-cell>
        </table:table-row>
        <table:table-row table:style-name="ro1">
          <table:table-cell office:value-type="string" calcext:value-type="string">
            <text:p>Hex_Po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02cccefc40c9c65f297ab24f879a7495b23438a3_assembly_docs/</text:p>
          </table:table-cell>
          <table:table-cell office:value-type="float" office:value="296.996741128" calcext:value-type="float">
            <text:p>296.996741128</text:p>
          </table:table-cell>
        </table:table-row>
        <table:table-row table:style-name="ro1">
          <table:table-cell office:value-type="string" calcext:value-type="string">
            <text:p>hEX_PoE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a644334a5e0385f479bb17ff4acc489ef80c50a_assembly_docs/</text:p>
          </table:table-cell>
          <table:table-cell office:value-type="float" office:value="287.403412336" calcext:value-type="float">
            <text:p>287.403412336</text:p>
          </table:table-cell>
        </table:table-row>
        <table:table-row table:style-name="ro1">
          <table:table-cell office:value-type="string" calcext:value-type="string">
            <text:p>hEX_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0ead04d3104490c180156151de8499792410cb67_assembly_docs/</text:p>
          </table:table-cell>
          <table:table-cell office:value-type="float" office:value="284.099375724001" calcext:value-type="float">
            <text:p>284.099375724001</text:p>
          </table:table-cell>
        </table:table-row>
        <table:table-row table:style-name="ro1">
          <table:table-cell office:value-type="string" calcext:value-type="string">
            <text:p>LtAP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8f1e19f6fce0e52e6370047ed022d527e8d050e4_assembly_docs/</text:p>
          </table:table-cell>
          <table:table-cell office:value-type="float" office:value="282.698952774999" calcext:value-type="float">
            <text:p>282.698952774999</text:p>
          </table:table-cell>
        </table:table-row>
        <table:table-row table:style-name="ro1">
          <table:table-cell office:value-type="string" calcext:value-type="string">
            <text:p>LtAP_mini_LTE_k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1f15e3eb6afab62fc8447bca56612b1758064ac_assembly_docs/</text:p>
          </table:table-cell>
          <table:table-cell office:value-type="float" office:value="288.004556792001" calcext:value-type="float">
            <text:p>288.004556792001</text:p>
          </table:table-cell>
        </table:table-row>
        <table:table-row table:style-name="ro1">
          <table:table-cell office:value-type="string" calcext:value-type="string">
            <text:p>Gateway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d9d80c1cc413e253f1b390de493efd0ff2c896ec_assembly_docs/</text:p>
          </table:table-cell>
          <table:table-cell office:value-type="float" office:value="318.798097684001" calcext:value-type="float">
            <text:p>318.798097684001</text:p>
          </table:table-cell>
        </table:table-row>
        <table:table-row table:style-name="ro1">
          <table:table-cell office:value-type="string" calcext:value-type="string">
            <text:p>MINI_S12_Pr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7e2099fff747a493124fe53ee861d320026e1407_assembly_docs/</text:p>
          </table:table-cell>
          <table:table-cell office:value-type="float" office:value="316.004552894001" calcext:value-type="float">
            <text:p>316.004552894001</text:p>
          </table:table-cell>
        </table:table-row>
        <table:table-row table:style-name="ro1">
          <table:table-cell office:value-type="string" calcext:value-type="string">
            <text:p>SEi10_1035G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112d6655110553bb178f16eb01825a89909df84_assembly_docs/</text:p>
          </table:table-cell>
          <table:table-cell office:value-type="float" office:value="320.597813033" calcext:value-type="float">
            <text:p>320.597813033</text:p>
          </table:table-cell>
        </table:table-row>
        <table:table-row table:style-name="ro1">
          <table:table-cell office:value-type="string" calcext:value-type="string">
            <text:p>SEi12_i5-1245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5074263565c2908469f08db99632058a97161f8e_assembly_docs/</text:p>
          </table:table-cell>
          <table:table-cell office:value-type="float" office:value="321.401448946999" calcext:value-type="float">
            <text:p>321.401448946999</text:p>
          </table:table-cell>
        </table:table-row>
        <table:table-row table:style-name="ro1">
          <table:table-cell office:value-type="string" calcext:value-type="string">
            <text:p>SER5_MAX_580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0597f92f04503582adaf0de5be4982117cf11630_assembly_docs/</text:p>
          </table:table-cell>
          <table:table-cell office:value-type="float" office:value="325.599093451001" calcext:value-type="float">
            <text:p>325.599093451001</text:p>
          </table:table-cell>
        </table:table-row>
        <table:table-row table:style-name="ro1">
          <table:table-cell office:value-type="string" calcext:value-type="string">
            <text:p>Gigabyte_Brix_GB-BEi5-1240_(rev._1.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a9dd8055349a225a8955a7365096bb768419f41e_assembly_docs/</text:p>
          </table:table-cell>
          <table:table-cell office:value-type="float" office:value="352.805635728" calcext:value-type="float">
            <text:p>352.805635728</text:p>
          </table:table-cell>
        </table:table-row>
        <table:table-row table:style-name="ro1">
          <table:table-cell office:value-type="string" calcext:value-type="string">
            <text:p>Gigabyte_Brix_GB-BRi5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18b7309050671d6d3bb07fa835e36a8bdb65d778_assembly_docs/</text:p>
          </table:table-cell>
          <table:table-cell office:value-type="float" office:value="334.998972763" calcext:value-type="float">
            <text:p>334.998972763</text:p>
          </table:table-cell>
        </table:table-row>
        <table:table-row table:style-name="ro1">
          <table:table-cell office:value-type="string" calcext:value-type="string">
            <text:p>Gigabyte_Brix_GB-BRi5H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d779261936700ac50b73f36f170107c46290872_assembly_docs/</text:p>
          </table:table-cell>
          <table:table-cell office:value-type="float" office:value="345.202556306" calcext:value-type="float">
            <text:p>345.202556306</text:p>
          </table:table-cell>
        </table:table-row>
        <table:table-row table:style-name="ro1">
          <table:table-cell office:value-type="string" calcext:value-type="string">
            <text:p>Gigabyte_Brix_GB-BRi5HS-13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5a2c6591715c4c8f37e5dc48b0bcb4272d7431ed_assembly_docs/</text:p>
          </table:table-cell>
          <table:table-cell office:value-type="float" office:value="346.411807966999" calcext:value-type="float">
            <text:p>346.411807966999</text:p>
          </table:table-cell>
        </table:table-row>
        <table:table-row table:style-name="ro1">
          <table:table-cell office:value-type="string" calcext:value-type="string">
            <text:p>NUC10FNK_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a41aa9fe1a281ef2a1f6f73f0675e736a2bf642_assembly_docs/</text:p>
          </table:table-cell>
          <table:table-cell office:value-type="float" office:value="425.700217939999" calcext:value-type="float">
            <text:p>425.700217939999</text:p>
          </table:table-cell>
        </table:table-row>
        <table:table-row table:style-name="ro1">
          <table:table-cell office:value-type="string" calcext:value-type="string">
            <text:p>NUC10i5FN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9c805a797a70ae1526d29474f8eb161bdb7a49b_assembly_docs/</text:p>
          </table:table-cell>
          <table:table-cell office:value-type="float" office:value="450.701582523001" calcext:value-type="float">
            <text:p>450.701582523001</text:p>
          </table:table-cell>
        </table:table-row>
        <table:table-row table:style-name="ro1">
          <table:table-cell office:value-type="string" calcext:value-type="string">
            <text:p>NUC8I5BE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dc16b48d350565dc2ac7cdf5f17f9d858a8a6fca_assembly_docs/</text:p>
          </table:table-cell>
          <table:table-cell office:value-type="float" office:value="445.195424015001" calcext:value-type="float">
            <text:p>445.195424015001</text:p>
          </table:table-cell>
        </table:table-row>
        <table:table-row table:style-name="ro1">
          <table:table-cell office:value-type="string" calcext:value-type="string">
            <text:p>NUC8i5BE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2e5970e1ffcbbfeb5698bd2aa824842be1d98c5_assembly_docs/</text:p>
          </table:table-cell>
          <table:table-cell office:value-type="float" office:value="436.293186408" calcext:value-type="float">
            <text:p>436.293186408</text:p>
          </table:table-cell>
        </table:table-row>
        <table:table-row table:style-name="ro1">
          <table:table-cell office:value-type="string" calcext:value-type="string">
            <text:p>Raspberry_Pi_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6b48a820ecce56b1cb61be3771cb6851aec887c2_assembly_docs/</text:p>
          </table:table-cell>
          <table:table-cell office:value-type="float" office:value="420.588680879" calcext:value-type="float">
            <text:p>420.588680879</text:p>
          </table:table-cell>
        </table:table-row>
        <table:table-row table:style-name="ro1">
          <table:table-cell office:value-type="string" calcext:value-type="string">
            <text:p>Raspberry_Pi_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96a87d6baee0bf0b03eacefed30aa91d457f777_assembly_docs/</text:p>
          </table:table-cell>
          <table:table-cell office:value-type="float" office:value="399.501521256001" calcext:value-type="float">
            <text:p>399.501521256001</text:p>
          </table:table-cell>
        </table:table-row>
        <table:table-row table:style-name="ro1">
          <table:table-cell office:value-type="string" calcext:value-type="string">
            <text:p>CRS106-1C-5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da49f82abfa65473cb94183d5a8c9374254b2a9_assembly_docs/</text:p>
          </table:table-cell>
          <table:table-cell office:value-type="float" office:value="329.407010258001" calcext:value-type="float">
            <text:p>329.407010258001</text:p>
          </table:table-cell>
        </table:table-row>
        <table:table-row table:style-name="ro1">
          <table:table-cell office:value-type="string" calcext:value-type="string">
            <text:p>CRS305-1G-4S+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6f5ea2d23bf579ddd5f2367746fa7a8ca8d198e6_assembly_docs/</text:p>
          </table:table-cell>
          <table:table-cell office:value-type="float" office:value="336.196939628" calcext:value-type="float">
            <text:p>336.196939628</text:p>
          </table:table-cell>
        </table:table-row>
        <table:table-row table:style-name="ro1">
          <table:table-cell office:value-type="string" calcext:value-type="string">
            <text:p>RB260G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b8ce81bda471d5a8f715bd0a33778be7c53e83c_assembly_docs/</text:p>
          </table:table-cell>
          <table:table-cell office:value-type="float" office:value="334.401945074" calcext:value-type="float">
            <text:p>334.401945074</text:p>
          </table:table-cell>
        </table:table-row>
        <table:table-row table:style-name="ro1">
          <table:table-cell office:value-type="string" calcext:value-type="string">
            <text:p>RB260GS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3fcbae3b71245a303e69abdd974e201368baa24_assembly_docs/</text:p>
          </table:table-cell>
          <table:table-cell office:value-type="float" office:value="328.810074999999" calcext:value-type="float">
            <text:p>328.810074999999</text:p>
          </table:table-cell>
        </table:table-row>
        <table:table-row table:style-name="ro1">
          <table:table-cell office:value-type="string" calcext:value-type="string">
            <text:p>Unifi_Flex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ebb3e8678a9dc0fa3abccd99a3be571a93301a4b_assembly_docs/</text:p>
          </table:table-cell>
          <table:table-cell office:value-type="float" office:value="313.002997105999" calcext:value-type="float">
            <text:p>313.002997105999</text:p>
          </table:table-cell>
        </table:table-row>
        <table:table-row table:style-name="ro1">
          <table:table-cell office:value-type="string" calcext:value-type="string">
            <text:p>Unifi_Switch_Fl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4b6726f17ebb6fdc8004168606cb03fc9aeb8e08_assembly_docs/</text:p>
          </table:table-cell>
          <table:table-cell office:value-type="float" office:value="156.434758784999" calcext:value-type="float">
            <text:p>156.434758784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01:26:15.986093957</dc:date>
    <meta:editing-duration>PT13M27S</meta:editing-duration>
    <meta:editing-cycles>1</meta:editing-cycles>
    <meta:document-statistic meta:table-count="1" meta:cell-count="147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0.043cm" svg:height="9.005cm" xlink:href=".." xlink:type="simple" chart:class="chart:bar" chart:style-name="ch1">
        <chart:legend chart:legend-position="end" svg:x="47.251cm" svg:y="4.203cm" style:legend-expansion="high" chart:style-name="ch2"/>
        <chart:plot-area chart:style-name="ch3" table:cell-range-address="test_01.A1:test_01.A37 test_01.D1:test_01.D37 test_01.B2:test_01.B37" chart:data-source-has-labels="both" svg:x="1cm" svg:y="0.18cm" svg:width="45.251cm" svg:height="8.645cm">
          <chart:coordinate-region svg:x="1.807cm" svg:y="0.379cm" svg:width="44.444cm" svg:height="3.519cm"/>
          <chart:axis chart:dimension="x" chart:name="primary-x" chart:style-name="ch4" chartooo:axis-type="auto">
            <chartooo:date-scale/>
            <chart:categories table:cell-range-address="test_01.A2:test_0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_01.D2:test_01.D37" chart:label-cell-address="test_01.D1:test_01.D1" chart:class="chart:bar">
            <chart:data-point chart:repeated="36"/>
            <loext:propertry-mapping loext:property="FillColor" loext:cell-range-address="test_01.B2:test_01.B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_time</text:p>
                <draw:g>
                  <svg:desc>test_01.D1:test_01.D1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AP</text:p>
                <draw:g>
                  <svg:desc>test_01.A2:test_01.A37</svg:desc>
                </draw:g>
              </table:table-cell>
              <table:table-cell office:value-type="float" office:value="270.988400816999">
                <text:p>270.988400816999</text:p>
                <draw:g>
                  <svg:desc>test_01.D2:test_01.D37</svg:desc>
                </draw:g>
              </table:table-cell>
              <table:table-cell office:value-type="float" office:value="200">
                <text:p>200</text:p>
                <draw:g>
                  <svg:desc>test_01.B2:test_01.B37</svg:desc>
                </draw:g>
              </table:table-cell>
            </table:table-row>
            <table:table-row>
              <table:table-cell office:value-type="string">
                <text:p>hAP_ac</text:p>
              </table:table-cell>
              <table:table-cell office:value-type="float" office:value="277.674451634">
                <text:p>277.6744516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AP_ac_lite</text:p>
              </table:table-cell>
              <table:table-cell office:value-type="float" office:value="278.781714453">
                <text:p>278.7817144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AP_lite</text:p>
              </table:table-cell>
              <table:table-cell office:value-type="float" office:value="126.870228702999">
                <text:p>126.8702287029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B951Ui-2HnD</text:p>
              </table:table-cell>
              <table:table-cell office:value-type="float" office:value="289.770537050001">
                <text:p>289.770537050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niFi_Express</text:p>
              </table:table-cell>
              <table:table-cell office:value-type="float" office:value="315.006146869">
                <text:p>315.00614686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eryl_AX</text:p>
              </table:table-cell>
              <table:table-cell office:value-type="float" office:value="291.890230385001">
                <text:p>291.890230385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eryl</text:p>
              </table:table-cell>
              <table:table-cell office:value-type="float" office:value="285.506245935001">
                <text:p>285.506245935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late_Plus</text:p>
              </table:table-cell>
              <table:table-cell office:value-type="float" office:value="295.491329159">
                <text:p>295.4913291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ex</text:p>
              </table:table-cell>
              <table:table-cell office:value-type="float" office:value="280.198877140001">
                <text:p>280.198877140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ex_PoE</text:p>
              </table:table-cell>
              <table:table-cell office:value-type="float" office:value="296.996741128">
                <text:p>296.9967411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EX_PoE_lite</text:p>
              </table:table-cell>
              <table:table-cell office:value-type="float" office:value="287.403412336">
                <text:p>287.4034123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hEX_S</text:p>
              </table:table-cell>
              <table:table-cell office:value-type="float" office:value="284.099375724001">
                <text:p>284.099375724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LtAP_mini</text:p>
              </table:table-cell>
              <table:table-cell office:value-type="float" office:value="282.698952774999">
                <text:p>282.698952774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LtAP_mini_LTE_kit</text:p>
              </table:table-cell>
              <table:table-cell office:value-type="float" office:value="288.004556792001">
                <text:p>288.004556792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ateway_Lite</text:p>
              </table:table-cell>
              <table:table-cell office:value-type="float" office:value="318.798097684001">
                <text:p>318.798097684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INI_S12_Pro</text:p>
              </table:table-cell>
              <table:table-cell office:value-type="float" office:value="316.004552894001">
                <text:p>316.004552894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Ei10_1035G7</text:p>
              </table:table-cell>
              <table:table-cell office:value-type="float" office:value="320.597813033">
                <text:p>320.5978130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Ei12_i5-12450H</text:p>
              </table:table-cell>
              <table:table-cell office:value-type="float" office:value="321.401448946999">
                <text:p>321.401448946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ER5_MAX_5800H</text:p>
              </table:table-cell>
              <table:table-cell office:value-type="float" office:value="325.599093451001">
                <text:p>325.599093451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igabyte_Brix_GB-BEi5-1240_(rev._1.0)</text:p>
              </table:table-cell>
              <table:table-cell office:value-type="float" office:value="352.805635728">
                <text:p>352.8056357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igabyte_Brix_GB-BRi5-10210(E)</text:p>
              </table:table-cell>
              <table:table-cell office:value-type="float" office:value="334.998972763">
                <text:p>334.9989727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igabyte_Brix_GB-BRi5H-10210(E)</text:p>
              </table:table-cell>
              <table:table-cell office:value-type="float" office:value="345.202556306">
                <text:p>345.2025563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igabyte_Brix_GB-BRi5HS-1335</text:p>
              </table:table-cell>
              <table:table-cell office:value-type="float" office:value="346.411807966999">
                <text:p>346.411807966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NUC10FNK_</text:p>
              </table:table-cell>
              <table:table-cell office:value-type="float" office:value="425.700217939999">
                <text:p>425.700217939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NUC10i5FNH</text:p>
              </table:table-cell>
              <table:table-cell office:value-type="float" office:value="450.701582523001">
                <text:p>450.701582523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NUC8I5BEH</text:p>
              </table:table-cell>
              <table:table-cell office:value-type="float" office:value="445.195424015001">
                <text:p>445.195424015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NUC8i5BEK</text:p>
              </table:table-cell>
              <table:table-cell office:value-type="float" office:value="436.293186408">
                <text:p>436.293186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spberry_Pi_4B</text:p>
              </table:table-cell>
              <table:table-cell office:value-type="float" office:value="420.588680879">
                <text:p>420.5886808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spberry_Pi_5</text:p>
              </table:table-cell>
              <table:table-cell office:value-type="float" office:value="399.501521256001">
                <text:p>399.501521256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RS106-1C-5S</text:p>
              </table:table-cell>
              <table:table-cell office:value-type="float" office:value="329.407010258001">
                <text:p>329.4070102580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RS305-1G-4S+IN</text:p>
              </table:table-cell>
              <table:table-cell office:value-type="float" office:value="336.196939628">
                <text:p>336.1969396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B260GS</text:p>
              </table:table-cell>
              <table:table-cell office:value-type="float" office:value="334.401945074">
                <text:p>334.4019450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B260GSP</text:p>
              </table:table-cell>
              <table:table-cell office:value-type="float" office:value="328.810074999999">
                <text:p>328.810074999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nifi_Flex_Mini</text:p>
              </table:table-cell>
              <table:table-cell office:value-type="float" office:value="313.002997105999">
                <text:p>313.0029971059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nifi_Switch_Flex</text:p>
              </table:table-cell>
              <table:table-cell office:value-type="float" office:value="156.434758784999">
                <text:p>156.434758784999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